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gradient" draw:fill-gradient-name="a10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2">
      <style:drawing-page-properties draw:fill="gradient" draw:fill-gradient-name="a13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gradient" draw:fill-gradient-name="a11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gradient" draw:fill-gradient-name="a12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gradient" draw:fill-gradient-name="a9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gradient" draw:fill-gradient-name="a9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8">
      <style:drawing-page-properties draw:fill="gradient" draw:fill-gradient-name="a9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gradient" draw:fill-gradient-name="a9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gradient" draw:fill-gradient-name="a8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gradient" draw:fill-gradient-name="a11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gradient" draw:fill-gradient-name="a8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gradient" draw:fill-gradient-name="a11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gradient" draw:fill-gradient-name="a11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gradient" draw:fill-gradient-name="a10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gradient" draw:fill-gradient-name="a8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gradient" draw:fill-gradient-name="a10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gradient" draw:fill-gradient-name="a12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gradient" draw:fill-gradient-name="a8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1">
      <style:drawing-page-properties draw:fill="gradient" draw:fill-gradient-name="a10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gradient" draw:fill-gradient-name="a9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6">
      <style:drawing-page-properties draw:fill="gradient" draw:fill-gradient-name="a9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Spatial Querying Raster Datasets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2-obj-Title-and-Content" presentation:presentation-page-layout-name="Master1-PPL2" draw:id="Slide-259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Things you should know</text:span></text:p>
          </draw:text-box>
          <svg:title/>
          <svg:desc/>
        </draw:frame>
        <draw:frame draw:id="id121" presentation:style-name="a832" draw:name="Content Placeholder 2" svg:x="1.23608in" svg:y="2.37508in" svg:width="10.50227in" svg:height="3.60299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iles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No Data Value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Pixel Types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Raster_columns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Overviews</text:span></text:p>
              </text:list-item>
            </text:list>
          </draw:text-box>
          <svg:title/>
          <svg:desc/>
        </draw:frame>
      </draw:page>
      <draw:page draw:name="Slide5" draw:style-name="a834" draw:master-page-name="Master1-Layout2-obj-Title-and-Content" presentation:presentation-page-layout-name="Master1-PPL2" draw:id="Slide-260">
        <draw:frame draw:id="id122" presentation:style-name="a837" draw:name="Title 1" svg:x="1.23608in" svg:y="1.04257in" svg:width="10.50227in" svg:height="1.14746in" presentation:class="title" presentation:placeholder="false">
          <draw:text-box>
            <text:p text:style-name="a836" text:class-names="" text:cond-style-name=""><text:span text:style-name="a835" text:class-names="">Tiles</text:span></text:p>
          </draw:text-box>
          <svg:title/>
          <svg:desc/>
        </draw:frame>
        <draw:frame draw:id="id123" presentation:style-name="a847" draw:name="Content Placeholder 2" svg:x="1.23608in" svg:y="2.37508in" svg:width="10.50227in" svg:height="3.60299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y are groups of data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Raster datasets can be large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iles have metadata</text:span></text:p>
              </text:list-item>
            </text:list>
          </draw:text-box>
          <svg:title/>
          <svg:desc/>
        </draw:frame>
      </draw:page>
      <draw:page draw:name="Slide6" draw:style-name="a849" draw:master-page-name="Master1-Layout2-obj-Title-and-Content" presentation:presentation-page-layout-name="Master1-PPL2" draw:id="Slide-261">
        <draw:frame draw:id="id124" presentation:style-name="a852" draw:name="Title 1" svg:x="1.23608in" svg:y="1.04257in" svg:width="10.50227in" svg:height="1.14746in" presentation:class="title" presentation:placeholder="false">
          <draw:text-box>
            <text:p text:style-name="a851" text:class-names="" text:cond-style-name=""><text:span text:style-name="a850" text:class-names="">Code It</text:span></text:p>
          </draw:text-box>
          <svg:title/>
          <svg:desc/>
        </draw:frame>
        <draw:frame draw:id="id125" presentation:style-name="a862" draw:name="Content Placeholder 2" svg:x="1.23608in" svg:y="2.37508in" svg:width="10.50227in" svg:height="3.60299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Make a map of all the tiles found in GLC2000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Dump all the values of a particular tile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7" draw:style-name="a864" draw:master-page-name="Master1-Layout2-obj-Title-and-Content" presentation:presentation-page-layout-name="Master1-PPL2" draw:id="Slide-262">
        <draw:frame draw:id="id126" presentation:style-name="a867" draw:name="Title 1" svg:x="1.23608in" svg:y="1.04257in" svg:width="10.50227in" svg:height="1.14746in" presentation:class="title" presentation:placeholder="false">
          <draw:text-box>
            <text:p text:style-name="a866" text:class-names="" text:cond-style-name=""><text:span text:style-name="a865" text:class-names="">No Data Values</text:span></text:p>
          </draw:text-box>
          <svg:title/>
          <svg:desc/>
        </draw:frame>
        <draw:frame draw:id="id127" presentation:style-name="a889" draw:name="Content Placeholder 2" svg:x="1.23608in" svg:y="2.37508in" svg:width="10.50227in" svg:height="3.60299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They are important. You will find that in most cases they aren’t set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atabases are not good at creating or modifying data.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Databases are built to analyze the data.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Adjusting the data is best done externally.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GDAL She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GDALBUILDV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GDAL_transl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91" draw:master-page-name="Master1-Layout2-obj-Title-and-Content" presentation:presentation-page-layout-name="Master1-PPL2" draw:id="Slide-263">
        <draw:frame draw:id="id128" presentation:style-name="a894" draw:name="Title 1" svg:x="1.23608in" svg:y="1.04257in" svg:width="10.50227in" svg:height="1.14746in" presentation:class="title" presentation:placeholder="false">
          <draw:text-box>
            <text:p text:style-name="a893" text:class-names="" text:cond-style-name=""><text:span text:style-name="a892" text:class-names="">Pixel Types</text:span></text:p>
          </draw:text-box>
          <svg:title/>
          <svg:desc/>
        </draw:frame>
        <draw:frame draw:id="id129" presentation:style-name="a929" draw:name="Content Placeholder 2" svg:x="1.23608in" svg:y="1.90769in" svg:width="10.50227in" svg:height="4.0703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PostGIS has a number of pixel types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8BSI - 8-bit signed integer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8BUI - 8-bit unsigned integer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16BSI - 16-bit signed integer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16BUI - 16-bit unsigned integer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32BSI - 32-bit signed integer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32BUI - 32-bit unsigned integer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32BF - 32-bit float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64BF - 64-bit float</text:span></text:p>
                  </text:list-item>
                </text:list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<text:a xlink:href="https://postgis.net/docs/RT_ST_BandPixelType.html" text:style-name="" text:visited-style-name="">https://postgis.net/docs/RT_ST_BandPixelType.html</text:a></text:span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9" draw:style-name="a931" draw:master-page-name="Master1-Layout2-obj-Title-and-Content" presentation:presentation-page-layout-name="Master1-PPL2" draw:id="Slide-264">
        <draw:frame draw:id="id130" presentation:style-name="a934" draw:name="Title 1" svg:x="1.23608in" svg:y="1.04257in" svg:width="10.50227in" svg:height="1.14746in" presentation:class="title" presentation:placeholder="false">
          <draw:text-box>
            <text:p text:style-name="a933" text:class-names="" text:cond-style-name=""><text:span text:style-name="a932" text:class-names="">Raster Columns</text:span></text:p>
          </draw:text-box>
          <svg:title/>
          <svg:desc/>
        </draw:frame>
        <draw:frame draw:id="id131" presentation:style-name="a944" draw:name="Content Placeholder 2" svg:x="1.23608in" svg:y="2.37508in" svg:width="10.50227in" svg:height="3.60299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Don’t delete this EVER!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Very useful for finding out information about your raster dataset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10" draw:style-name="a946" draw:master-page-name="Master1-Layout2-obj-Title-and-Content" presentation:presentation-page-layout-name="Master1-PPL2" draw:id="Slide-265">
        <draw:frame draw:id="id132" presentation:style-name="a949" draw:name="Title 1" svg:x="1.23608in" svg:y="1.04257in" svg:width="10.50227in" svg:height="1.14746in" presentation:class="title" presentation:placeholder="false">
          <draw:text-box>
            <text:p text:style-name="a948" text:class-names="" text:cond-style-name=""><text:span text:style-name="a947" text:class-names="">Code It</text:span></text:p>
          </draw:text-box>
          <svg:title/>
          <svg:desc/>
        </draw:frame>
        <draw:frame draw:id="id133" presentation:style-name="a959" draw:name="Content Placeholder 2" svg:x="1.23608in" svg:y="2.37508in" svg:width="10.50227in" svg:height="3.60299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What pixel type is GL2000?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Load the new glc2000_nodata tiff</text:span></text:p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What is the pixel type and no data valu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61" draw:master-page-name="Master1-Layout2-obj-Title-and-Content" presentation:presentation-page-layout-name="Master1-PPL2" draw:id="Slide-266">
        <draw:frame draw:id="id134" presentation:style-name="a964" draw:name="Title 1" svg:x="1.23608in" svg:y="1.04257in" svg:width="10.50227in" svg:height="1.14746in" presentation:class="title" presentation:placeholder="false">
          <draw:text-box>
            <text:p text:style-name="a963" text:class-names="" text:cond-style-name=""><text:span text:style-name="a962" text:class-names="">Overviews</text:span></text:p>
          </draw:text-box>
          <svg:title/>
          <svg:desc/>
        </draw:frame>
        <draw:frame draw:id="id135" presentation:style-name="a977" draw:name="Content Placeholder 2" svg:x="1.23608in" svg:y="2.37508in" svg:width="10.50227in" svg:height="3.60299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Overviews are pyramids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Used to reduce the amount of data available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Common practice to use a power rule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12" draw:style-name="a979" draw:master-page-name="Master1-Layout2-obj-Title-and-Content" presentation:presentation-page-layout-name="Master1-PPL2" draw:id="Slide-267">
        <draw:frame draw:id="id136" presentation:style-name="a982" draw:name="Title 1" svg:x="1.23608in" svg:y="1.04257in" svg:width="10.50227in" svg:height="1.14746in" presentation:class="title" presentation:placeholder="false">
          <draw:text-box>
            <text:p text:style-name="a981" text:class-names="" text:cond-style-name=""><text:span text:style-name="a980" text:class-names="">Code It</text:span></text:p>
          </draw:text-box>
          <svg:title/>
          <svg:desc/>
        </draw:frame>
        <draw:frame draw:id="id137" presentation:style-name="a986" draw:name="Content Placeholder 2" svg:x="1.23608in" svg:y="2.37508in" svg:width="10.50227in" svg:height="3.60299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Add Overviews to your database and preview in QGIS</text:span></text:p>
              </text:list-item>
            </text:list>
          </draw:text-box>
          <svg:title/>
          <svg:desc/>
        </draw:frame>
      </draw:page>
      <draw:page draw:name="Slide13" draw:style-name="a988" draw:master-page-name="Master1-Layout3-secHead-Section-Header" presentation:presentation-page-layout-name="Master1-PPL3" draw:id="Slide-268">
        <draw:frame draw:id="id138" presentation:style-name="a991" draw:name="Title 3" svg:x="1.23487in" svg:y="1.92053in" svg:width="9.42592in" svg:height="2.24198in" presentation:class="title" presentation:placeholder="false">
          <draw:text-box>
            <text:p text:style-name="a990" text:class-names="" text:cond-style-name=""><text:span text:style-name="a989" text:class-names="">BREAK</text:span></text:p>
          </draw:text-box>
          <svg:title/>
          <svg:desc/>
        </draw:frame>
        <draw:frame draw:id="id139" presentation:style-name="a992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4" draw:style-name="a994" draw:master-page-name="Master1-Layout2-obj-Title-and-Content" presentation:presentation-page-layout-name="Master1-PPL2" draw:id="Slide-269">
        <draw:frame draw:id="id140" presentation:style-name="a997" draw:name="Title 1" svg:x="1.23608in" svg:y="1.04257in" svg:width="10.50227in" svg:height="1.14746in" presentation:class="title" presentation:placeholder="false">
          <draw:text-box>
            <text:p text:style-name="a996" text:class-names="" text:cond-style-name=""><text:span text:style-name="a995" text:class-names="">Raster Analyses</text:span></text:p>
          </draw:text-box>
          <svg:title/>
          <svg:desc/>
        </draw:frame>
        <draw:frame draw:id="id141" presentation:style-name="a1010" draw:name="Content Placeholder 2" svg:x="1.23608in" svg:y="2.37508in" svg:width="10.50227in" svg:height="3.60299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Everything begins with ST_Intersects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ST_Intersects(r.rast, p.geom)</text:span></text:p>
              </text:list-item>
            </text:list>
          </draw:text-box>
          <svg:title/>
          <svg:desc/>
        </draw:frame>
      </draw:page>
      <draw:page draw:name="Slide2" draw:style-name="a1012" draw:master-page-name="Master1-Layout2-obj-Title-and-Content" presentation:presentation-page-layout-name="Master1-PPL2" draw:id="Slide-257">
        <draw:frame draw:id="id142" presentation:style-name="a1015" draw:name="Title 1" svg:x="1.23608in" svg:y="1.04257in" svg:width="10.50227in" svg:height="1.14746in" presentation:class="title" presentation:placeholder="false">
          <draw:text-box>
            <text:p text:style-name="a1014" text:class-names="" text:cond-style-name=""><text:span text:style-name="a1013" text:class-names="">Zonal Stats</text:span></text:p>
          </draw:text-box>
          <svg:title/>
          <svg:desc/>
        </draw:frame>
        <draw:frame draw:id="id143" presentation:style-name="a1031" draw:name="Content Placeholder 2" svg:x="1.23608in" svg:y="2.37508in" svg:width="10.50227in" svg:height="3.60299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What was the maximum category of landcover in Minnesota?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What was the maximum category of landcover for all states?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What was the maximum category of landcover for every county in Minnesota?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15" draw:style-name="a1033" draw:master-page-name="Master1-Layout2-obj-Title-and-Content" presentation:presentation-page-layout-name="Master1-PPL2" draw:id="Slide-270">
        <draw:frame draw:id="id144" presentation:style-name="a1036" draw:name="Title 1" svg:x="1.23608in" svg:y="1.04257in" svg:width="10.50227in" svg:height="1.14746in" presentation:class="title" presentation:placeholder="false">
          <draw:text-box>
            <text:p text:style-name="a1035" text:class-names="" text:cond-style-name=""><text:span text:style-name="a1034" text:class-names="">Zonal Stats Answers</text:span></text:p>
          </draw:text-box>
          <svg:title/>
          <svg:desc/>
        </draw:frame>
        <draw:frame draw:id="id145" presentation:style-name="a1049" draw:name="Content Placeholder 2" svg:x="1.23608in" svg:y="2.37508in" svg:width="10.50227in" svg:height="3.60299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SELECT (ST_SummaryStats(ST_Clip(r.rast, p.geom))).*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FROM boundary p INNER JOIN glc2000_nodata r ON ST_Intersects(r.rast, p.geom)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-- the summary stats function returns a record type, which contains multiple fields. You unpack it by (function(p1,p2)).*</text:span></text:p>
              </text:list-item>
            </text:list>
          </draw:text-box>
          <svg:title/>
          <svg:desc/>
        </draw:frame>
      </draw:page>
      <draw:page draw:name="Slide16" draw:style-name="a1051" draw:master-page-name="Master1-Layout2-obj-Title-and-Content" presentation:presentation-page-layout-name="Master1-PPL2" draw:id="Slide-271">
        <draw:frame draw:id="id146" presentation:style-name="a1054" draw:name="Title 1" svg:x="1.23608in" svg:y="1.04257in" svg:width="10.50227in" svg:height="1.14746in" presentation:class="title" presentation:placeholder="false">
          <draw:text-box>
            <text:p text:style-name="a1053" text:class-names="" text:cond-style-name=""><text:span text:style-name="a1052" text:class-names="">Improving Summary Stats</text:span></text:p>
          </draw:text-box>
          <svg:title/>
          <svg:desc/>
        </draw:frame>
        <draw:frame draw:id="id147" presentation:style-name="a1070" draw:name="Content Placeholder 2" svg:x="1.23608in" svg:y="2.37508in" svg:width="10.50227in" svg:height="3.60299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SELECT ST_SummaryStats(ST_Union(ST_Clip(r.rast, p.geom)))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FROM boundary p INNER JOIN glc2000_nodata r ON ST_Intersects(r.rast, p.geom)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--Now the average is correct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--This is slow, because we are making data</text:span></text:p>
              </text:list-item>
            </text:list>
          </draw:text-box>
          <svg:title/>
          <svg:desc/>
        </draw:frame>
      </draw:page>
      <draw:page draw:name="Slide17" draw:style-name="a1072" draw:master-page-name="Master1-Layout2-obj-Title-and-Content" presentation:presentation-page-layout-name="Master1-PPL2" draw:id="Slide-272">
        <draw:frame draw:id="id148" presentation:style-name="a1075" draw:name="Title 1" svg:x="1.23608in" svg:y="1.04257in" svg:width="10.50227in" svg:height="1.14746in" presentation:class="title" presentation:placeholder="false">
          <draw:text-box>
            <text:p text:style-name="a1074" text:class-names="" text:cond-style-name=""><text:span text:style-name="a1073" text:class-names="">Best Zonal Stats</text:span></text:p>
          </draw:text-box>
          <svg:title/>
          <svg:desc/>
        </draw:frame>
        <draw:frame draw:id="id149" presentation:style-name="a1111" draw:name="Content Placeholder 2" svg:x="1.23608in" svg:y="2.37508in" svg:width="10.50227in" svg:height="3.60299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76" text:class-names="">SELECT p.name,<text:s text:c="1"/></text:span><text:span text:style-name="a1077" text:class-names="">ST_SummaryStatsAgg</text:span><text:span text:style-name="a1078" text:class-names="">((</text:span><text:span text:style-name="a1079" text:class-names="">ST_Clip</text:span><text:span text:style-name="a1080" text:class-names="">(</text:span><text:span text:style-name="a1081" text:class-names="">r.rast</text:span><text:span text:style-name="a1082" text:class-names="">,<text:s text:c="1"/></text:span><text:span text:style-name="a1083" text:class-names="">p.geom</text:span><text:span text:style-name="a1084" text:class-names="">),1,True))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87" text:class-names="">FROM boundary p INNER JOIN glc2000_nodata r ON<text:s text:c="1"/></text:span><text:span text:style-name="a1088" text:class-names="">ST_Intersects</text:span><text:span text:style-name="a1089" text:class-names="">(</text:span><text:span text:style-name="a1090" text:class-names="">r.rast</text:span><text:span text:style-name="a1091" text:class-names="">,<text:s text:c="1"/></text:span><text:span text:style-name="a1092" text:class-names="">p.geom</text:span><text:span text:style-name="a1093" text:class-names="">)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GROUP BY p.name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--This is fast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--https://postgis.net/docs/RT_ST_SummaryStatsAgg.html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--Thanks Pierre</text:span></text:p>
              </text:list-item>
            </text:list>
          </draw:text-box>
          <svg:title/>
          <svg:desc/>
        </draw:frame>
      </draw:page>
      <draw:page draw:name="Slide24" draw:style-name="a1113" draw:master-page-name="Master1-Layout2-obj-Title-and-Content" presentation:presentation-page-layout-name="Master1-PPL2" draw:id="Slide-279">
        <draw:frame draw:id="id150" presentation:style-name="a1117" draw:name="Title 1" svg:x="1.23608in" svg:y="1.04257in" svg:width="10.50227in" svg:height="1.14746in" presentation:class="title" presentation:placeholder="false">
          <draw:text-box>
            <text:p text:style-name="a1116" text:class-names="" text:cond-style-name=""><text:span text:style-name="a1114" text:class-names="">Unpacking PostgreSQL record type</text:span><text:span text:style-name="a1115" text:class-names=""/></text:p>
          </draw:text-box>
          <svg:title/>
          <svg:desc/>
        </draw:frame>
        <draw:frame draw:id="id151" presentation:style-name="a1161" draw:name="Content Placeholder 2" svg:x="1.23608in" svg:y="2.37508in" svg:width="10.50227in" svg:height="4.08235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18" text:class-names="">The<text:s text:c="1"/></text:span><text:span text:style-name="a1119" text:class-names="">psql</text:span><text:span text:style-name="a1120" text:class-names=""><text:s text:c="1"/>record type means that when a function is executed it returns more than 1 column.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3" text:class-names=""><text:a xlink:href="https://www.postgresql.org/docs/9.6/rowtypes.html" text:style-name="" text:visited-style-name="">https://www.postgresql.org/docs/9.6/rowtypes.html</text:a></text:span><text:span text:style-name="a1124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7" text:class-names="">To</text:span><text:span text:style-name="a1128" text:class-names=""><text:s text:c="1"/></text:span><text:span text:style-name="a1129" text:class-names="">get all of the items that are within the record type use * and extra parentheses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35" text:class-names="">ST_SummaryStatsAgg</text:span><text:span text:style-name="a1136" text:class-names="">((</text:span><text:span text:style-name="a1137" text:class-names="">ST_Clip</text:span><text:span text:style-name="a1138" text:class-names="">(</text:span><text:span text:style-name="a1139" text:class-names="">r.rast</text:span><text:span text:style-name="a1140" text:class-names="">,<text:s text:c="1"/></text:span><text:span text:style-name="a1141" text:class-names="">p.geom</text:span><text:span text:style-name="a1142" text:class-names="">),1,True</text:span><text:span text:style-name="a1143" text:class-names="">))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46" text:class-names="">(</text:span><text:span text:style-name="a1147" text:class-names="">ST</text:span><text:span text:style-name="a1148" text:class-names="">_SummaryStatsAgg</text:span><text:span text:style-name="a1149" text:class-names="">((</text:span><text:span text:style-name="a1150" text:class-names="">ST_Clip</text:span><text:span text:style-name="a1151" text:class-names="">(</text:span><text:span text:style-name="a1152" text:class-names="">r.rast</text:span><text:span text:style-name="a1153" text:class-names="">, p.geom),1,True</text:span><text:span text:style-name="a1154" text:class-names="">))).*</text:span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18" draw:style-name="a1163" draw:master-page-name="Master1-Layout2-obj-Title-and-Content" presentation:presentation-page-layout-name="Master1-PPL2" draw:id="Slide-273">
        <draw:frame draw:id="id152" presentation:style-name="a1166" draw:name="Title 1" svg:x="1.23608in" svg:y="1.04257in" svg:width="10.50227in" svg:height="1.14746in" presentation:class="title" presentation:placeholder="false">
          <draw:text-box>
            <text:p text:style-name="a1165" text:class-names="" text:cond-style-name=""><text:span text:style-name="a1164" text:class-names="">Raster Change</text:span></text:p>
          </draw:text-box>
          <svg:title/>
          <svg:desc/>
        </draw:frame>
        <draw:frame draw:id="id153" presentation:style-name="a1176" draw:name="Content Placeholder 2" svg:x="1.23608in" svg:y="2.37508in" svg:width="10.50227in" svg:height="3.60299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Load the MERIS datasets, 300 meter spatial resolution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Raster2pgsql –C –x –I –Y –F –s 4326 –t 250x250</text:span></text:p>
              </text:list-item>
            </text:list>
          </draw:text-box>
          <svg:title/>
          <svg:desc/>
        </draw:frame>
      </draw:page>
      <draw:page draw:name="Slide23" draw:style-name="a1178" draw:master-page-name="Master1-Layout2-obj-Title-and-Content" presentation:presentation-page-layout-name="Master1-PPL2" draw:id="Slide-278">
        <draw:frame draw:id="id154" presentation:style-name="a1183" draw:name="Title 1" svg:x="1.23608in" svg:y="1.04257in" svg:width="10.50227in" svg:height="1.14746in" presentation:class="title" presentation:placeholder="false">
          <draw:text-box>
            <text:p text:style-name="a1182" text:class-names="" text:cond-style-name=""><text:span text:style-name="a1179" text:class-names="">Calculate on analyses on<text:s text:c="1"/></text:span><text:span text:style-name="a1180" text:class-names="">Meris</text:span><text:span text:style-name="a1181" text:class-names=""/></text:p>
          </draw:text-box>
          <svg:title/>
          <svg:desc/>
        </draw:frame>
        <draw:frame draw:id="id155" presentation:style-name="a1198" draw:name="Content Placeholder 2" svg:x="1.23608in" svg:y="2.37508in" svg:width="10.50227in" svg:height="3.60299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Zonal stats</text:span></text:p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7" text:class-names="">States</text:span><text:span text:style-name="a1188" text:class-names=""/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City buffer (300 meters)</text:span></text:p>
                  </text:list-item>
                </text:list>
              </text:list-item>
            </text:list>
            <text:list text:style-name="a1197">
              <text:list-item>
                <text:p text:style-name="a1196" text:class-names="" text:cond-style-name=""><text:span text:style-name="a1194" text:class-names="">Data Type of city</text:span><text:span text:style-name="a1195" text:class-names=""/></text:p>
              </text:list-item>
            </text:list>
          </draw:text-box>
          <svg:title/>
          <svg:desc/>
        </draw:frame>
      </draw:page>
      <draw:page draw:name="Slide19" draw:style-name="a1200" draw:master-page-name="Master1-Layout2-obj-Title-and-Content" presentation:presentation-page-layout-name="Master1-PPL2" draw:id="Slide-274">
        <draw:frame draw:id="id156" presentation:style-name="a1205" draw:name="Title 1" svg:x="1.23608in" svg:y="1.04257in" svg:width="10.50227in" svg:height="1.14746in" presentation:class="title" presentation:placeholder="false">
          <draw:text-box>
            <text:p text:style-name="a1204" text:class-names="" text:cond-style-name=""><text:span text:style-name="a1201" text:class-names="">Compare change<text:s text:c="1"/></text:span><text:span text:style-name="a1202" text:class-names="">rasters (2010) to (2015)</text:span><text:span text:style-name="a1203" text:class-names=""/></text:p>
          </draw:text-box>
          <svg:title/>
          <svg:desc/>
        </draw:frame>
        <draw:frame draw:id="id157" presentation:style-name="a1239" draw:name="Content Placeholder 2" svg:x="1.23608in" svg:y="2.37508in" svg:width="10.50227in" svg:height="3.60299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6" text:class-names="">Tip--- Do one raster analysis<text:s text:c="1"/></text:span><text:span text:style-name="a1207" text:class-names="">at a time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Operations</text:span></text:p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3" text:class-names="">Join<text:s text:c="1"/></text:span><text:span text:style-name="a1214" text:class-names="">and Clip rasters on a geography</text:span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Perform Summary Statistics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Do the analysis on the second raster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3" text:class-names="">Join</text:span><text:span text:style-name="a1224" text:class-names=""><text:s text:c="1"/></text:span><text:span text:style-name="a1225" text:class-names="">the</text:span><text:span text:style-name="a1226" text:class-names=""><text:s text:c="1"/></text:span><text:span text:style-name="a1227" text:class-names="">results</text:span><text:span text:style-name="a1228" text:class-names=""><text:s text:c="1"/></text:span><text:span text:style-name="a1229" text:class-names="">togethe</text:span><text:span text:style-name="a1230" text:class-names="">r</text:span></text:p>
                  </text:list-item>
                </text:list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draw:page draw:name="Slide22" draw:style-name="a1241" draw:master-page-name="Master1-Layout2-obj-Title-and-Content" presentation:presentation-page-layout-name="Master1-PPL2" draw:id="Slide-277">
        <draw:frame draw:id="id158" presentation:style-name="a1244" draw:name="Title 1" svg:x="1.23608in" svg:y="1.04257in" svg:width="10.50227in" svg:height="1.14746in" presentation:class="title" presentation:placeholder="false">
          <draw:text-box>
            <text:p text:style-name="a1243" text:class-names="" text:cond-style-name=""><text:span text:style-name="a1242" text:class-names="">Raster change over time</text:span></text:p>
          </draw:text-box>
          <svg:title/>
          <svg:desc/>
        </draw:frame>
        <draw:frame draw:id="id159" presentation:style-name="a1285" draw:name="Content Placeholder 2" svg:x="1.23608in" svg:y="2.37508in" svg:width="10.50227in" svg:height="3.60299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5" text:class-names="">SELECT p.name,<text:s text:c="1"/></text:span><text:span text:style-name="a1246" text:class-names="">ST_SummaryStatsAgg</text:span><text:span text:style-name="a1247" text:class-names="">(</text:span><text:span text:style-name="a1248" text:class-names="">ST_Clip</text:span><text:span text:style-name="a1249" text:class-names="">(r1.rast,p.geom),1, True) as rast1,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2" text:class-names="">ST_SummaryStatsAgg</text:span><text:span text:style-name="a1253" text:class-names="">(</text:span><text:span text:style-name="a1254" text:class-names="">ST_Clip</text:span><text:span text:style-name="a1255" text:class-names="">(r2.rast,p.geom),1, True) as rast2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58" text:class-names="">from <text:s text:c="1"/></text:span><text:span text:style-name="a1259" text:class-names="">us_states</text:span><text:span text:style-name="a1260" text:class-names=""><text:s text:c="1"/>p<text:s text:c="1"/>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3" text:class-names="">INNER JOIN meris_2010_us_nodata r1 ON<text:s text:c="1"/></text:span><text:span text:style-name="a1264" text:class-names="">ST_Intersects</text:span><text:span text:style-name="a1265" text:class-names="">(r1.rast,<text:s text:c="1"/></text:span><text:span text:style-name="a1266" text:class-names="">p.geom</text:span><text:span text:style-name="a1267" text:class-names="">)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0" text:class-names="">INNER JOIN meris_2015_us_nodata r2 ON<text:s text:c="1"/></text:span><text:span text:style-name="a1271" text:class-names="">ST_Intersects</text:span><text:span text:style-name="a1272" text:class-names="">(r2.rast,<text:s text:c="1"/></text:span><text:span text:style-name="a1273" text:class-names="">p.geom</text:span><text:span text:style-name="a1274" text:class-names="">)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7" text:class-names="">WHERE r1.rid = r2.rid AND lower(p.name) = '</text:span><text:span text:style-name="a1278" text:class-names="">minnesota</text:span><text:span text:style-name="a1279" text:class-names="">'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GROUP BY p.name</text:span></text:p>
              </text:list-item>
            </text:list>
          </draw:text-box>
          <svg:title/>
          <svg:desc/>
        </draw:frame>
      </draw:page>
      <draw:page draw:name="Slide20" draw:style-name="a1287" draw:master-page-name="Master1-Layout2-obj-Title-and-Content" presentation:presentation-page-layout-name="Master1-PPL2" draw:id="Slide-275">
        <draw:frame draw:id="id160" presentation:style-name="a1290" draw:name="Title 1" svg:x="1.23608in" svg:y="1.04257in" svg:width="10.50227in" svg:height="1.14746in" presentation:class="title" presentation:placeholder="false">
          <draw:text-box>
            <text:p text:style-name="a1289" text:class-names="" text:cond-style-name=""><text:span text:style-name="a1288" text:class-names="">Reclassify a raster</text:span></text:p>
          </draw:text-box>
          <svg:title/>
          <svg:desc/>
        </draw:frame>
        <draw:frame draw:id="id161" presentation:style-name="a1300" draw:name="Content Placeholder 2" svg:x="1.23608in" svg:y="2.37508in" svg:width="10.50227in" svg:height="3.60299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1" text:class-names="">Choose a tile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Dump the values of the tile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Now reclassify the retile</text:span></text:p>
              </text:list-item>
            </text:list>
          </draw:text-box>
          <svg:title/>
          <svg:desc/>
        </draw:frame>
      </draw:page>
      <draw:page draw:name="Slide21" draw:style-name="a1302" draw:master-page-name="Master1-Layout2-obj-Title-and-Content" presentation:presentation-page-layout-name="Master1-PPL2" draw:id="Slide-276">
        <draw:frame draw:id="id162" presentation:style-name="a1305" draw:name="Title 1" svg:x="1.23608in" svg:y="1.04257in" svg:width="10.50227in" svg:height="1.14746in" presentation:class="title" presentation:placeholder="false">
          <draw:text-box>
            <text:p text:style-name="a1304" text:class-names="" text:cond-style-name=""><text:span text:style-name="a1303" text:class-names="">Reclassify Answer</text:span></text:p>
          </draw:text-box>
          <svg:title/>
          <svg:desc/>
        </draw:frame>
        <draw:frame draw:id="id163" presentation:style-name="a1357" draw:name="Content Placeholder 2" svg:x="1.23608in" svg:y="2.37508in" svg:width="10.50227in" svg:height="3.60299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WITH dataset as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(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2" text:class-names="">SELECT<text:s text:c="1"/></text:span><text:span text:style-name="a1313" text:class-names="">r.rid</text:span><text:span text:style-name="a1314" text:class-names="">, p.name,<text:s text:c="1"/></text:span><text:span text:style-name="a1315" text:class-names="">r.rast</text:span><text:span text:style-name="a1316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19" text:class-names="">from glc2000_us_nodata r INNER JOIN<text:s text:c="1"/></text:span><text:span text:style-name="a1320" text:class-names="">us_states</text:span><text:span text:style-name="a1321" text:class-names=""><text:s text:c="1"/>p ON<text:s text:c="1"/></text:span><text:span text:style-name="a1322" text:class-names="">ST_Intersects</text:span><text:span text:style-name="a1323" text:class-names="">(</text:span><text:span text:style-name="a1324" text:class-names="">r.rast</text:span><text:span text:style-name="a1325" text:class-names="">,<text:s text:c="1"/></text:span><text:span text:style-name="a1326" text:class-names="">p.geom</text:span><text:span text:style-name="a1327" text:class-names="">)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0" text:class-names="">WHERE lower(p.name) = '</text:span><text:span text:style-name="a1331" text:class-names="">minnesota</text:span><text:span text:style-name="a1332" text:class-names="">'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LIMIT 1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)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41" text:class-names="">SELECT DISTINCT rid,<text:s text:c="1"/></text:span><text:span text:style-name="a1342" text:class-names="">ST_ValueCount</text:span><text:span text:style-name="a1343" text:class-names="">(</text:span><text:span text:style-name="a1344" text:class-names="">ST_Reclass</text:span><text:span text:style-name="a1345" text:class-names="">(</text:span><text:span text:style-name="a1346" text:class-names="">rast</text:span><text:span text:style-name="a1347" text:class-names="">, 1, '12:1', '8BUI')),<text:s text:c="1"/></text:span><text:span text:style-name="a1348" text:class-names="">ST_ValueCount</text:span><text:span text:style-name="a1349" text:class-names="">(</text:span><text:span text:style-name="a1350" text:class-names="">rast</text:span><text:span text:style-name="a1351" text:class-names="">)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FROM datase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71" draw:style="radial" draw:cx="50%" draw:cy="50%" draw:start-color="#fafafa" draw:end-color="#ffffff" draw:start-intensity="100%" draw:end-intensity="100%"/>
    <draw:gradient draw:name="a806" draw:style="radial" draw:cx="50%" draw:cy="50%" draw:start-color="#fafafa" draw:end-color="#ffffff" draw:start-intensity="100%" draw:end-intensity="100%"/>
    <draw:gradient draw:name="a1050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734" draw:style="linear" draw:angle="0" draw:start-color="#dcdce0" draw:end-color="#dedee2" draw:start-intensity="0%" draw:end-intensity="100%"/>
    <draw:gradient draw:name="a960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987" draw:style="radial" draw:cx="50%" draw:cy="50%" draw:start-color="#fafafa" draw:end-color="#ffffff" draw:start-intensity="100%" draw:end-intensity="100%"/>
    <draw:gradient draw:name="a890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1032" draw:style="radial" draw:cx="50%" draw:cy="50%" draw:start-color="#fafafa" draw:end-color="#ffffff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945" draw:style="radial" draw:cx="50%" draw:cy="50%" draw:start-color="#fafafa" draw:end-color="#ffffff" draw:start-intensity="100%" draw:end-intensity="100%"/>
    <draw:gradient draw:name="a1286" draw:style="radial" draw:cx="50%" draw:cy="50%" draw:start-color="#fafafa" draw:end-color="#ffffff" draw:start-intensity="100%" draw:end-intensity="100%"/>
    <draw:gradient draw:name="a1011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251" draw:style="linear" draw:angle="0" draw:start-color="#dcdce0" draw:end-color="#dedee2" draw:start-intensity="0%" draw:end-intensity="100%"/>
    <draw:gradient draw:name="a625" draw:style="linear" draw:angle="0" draw:start-color="#262626" draw:end-color="#0d0d0d" draw:start-intensity="100%" draw:end-intensity="100%"/>
    <draw:gradient draw:name="a1240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833" draw:style="radial" draw:cx="50%" draw:cy="50%" draw:start-color="#fafafa" draw:end-color="#ffffff" draw:start-intensity="100%" draw:end-intensity="100%"/>
    <draw:gradient draw:name="a1199" draw:style="radial" draw:cx="50%" draw:cy="50%" draw:start-color="#fafafa" draw:end-color="#ffffff" draw:start-intensity="100%" draw:end-intensity="100%"/>
    <draw:gradient draw:name="a1177" draw:style="radial" draw:cx="50%" draw:cy="50%" draw:start-color="#fafafa" draw:end-color="#ffffff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993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1112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427" draw:style="linear" draw:angle="0" draw:start-color="#dcdce0" draw:end-color="#dedee2" draw:start-intensity="0%" draw:end-intensity="100%"/>
    <draw:gradient draw:name="a330" draw:style="radial" draw:cx="50%" draw:cy="50%" draw:start-color="#fafafa" draw:end-color="#ffffff" draw:start-intensity="100%" draw:end-intensity="100%"/>
    <draw:gradient draw:name="a978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930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190" draw:style="radial" draw:cx="50%" draw:cy="50%" draw:start-color="#fafafa" draw:end-color="#ffffff" draw:start-intensity="100%" draw:end-intensity="100%"/>
    <draw:gradient draw:name="a1301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863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246" draw:style="radial" draw:cx="50%" draw:cy="50%" draw:start-color="#fafafa" draw:end-color="#ffffff" draw:start-intensity="100%" draw:end-intensity="100%"/>
    <draw:gradient draw:name="a1162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848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479" draw:style="linear" draw:angle="0" draw:start-color="#dcdce0" draw:end-color="#dedee2" draw:start-intensity="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3/25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3/25/2019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3/25/2019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25/2019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25/2019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25/2019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3/25/2019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25/2019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3/25/2019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/25/2019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/25/2019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3/25/2019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2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3/25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9-03-26T02:34:42Z</dc:date>
    <meta:template xlink:href="GIS5577" xlink:type="simple"/>
    <meta:editing-cycles>17</meta:editing-cycles>
    <meta:editing-duration>PT32314S</meta:editing-duration>
    <meta:document-statistic meta:paragraph-count="120" meta:word-count="914"/>
  </office:meta>
</office:document-meta>
</file>